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54cm"/>
    </style:style>
    <style:style style:name="co4" style:family="table-column">
      <style:table-column-properties fo:break-before="auto" style:column-width="4.851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5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cfe7f5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35cm solid #000000" fo:background-color="#cfe7f5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" style:family="table-cell" style:parent-style-name="Default">
      <style:table-cell-properties fo:border-bottom="0.035cm solid #000000" fo:background-color="#cfe7f5" style:text-align-source="fix" style:repeat-content="false" fo:border-left="0.088cm solid #000000" fo:border-right="0.035cm solid #000000" fo:border-top="0.039cm double #000000" style:border-line-width-top="0.002cm 0.035cm 0.002cm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0.035cm solid #000000" fo:background-color="#cfe7f5" style:text-align-source="fix" style:repeat-content="false" fo:border-left="0.035cm solid #000000" fo:border-right="0.035cm solid #000000" fo:border-top="0.039cm double #000000" style:border-line-width-top="0.002cm 0.035cm 0.002cm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fo:background-color="#cfe7f5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ackground-color="#cfe7f5" style:text-align-source="fix" style:repeat-content="false" fo:border="0.035cm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 style:data-style-name="N36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35cm solid #000000" fo:background-color="#cfe7f5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fo:background-color="#cfe7f5" style:text-align-source="fix" style:repeat-content="false" fo:border-left="0.035cm solid #000000" fo:border-right="0.088cm solid #000000" fo:border-top="0.039cm double #000000" style:border-line-width-top="0.002cm 0.035cm 0.002cm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20" style:family="table-cell" style:parent-style-name="Default">
      <style:table-cell-properties fo:border="none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8"/>
        <table:table-column table:style-name="co2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USER_INFO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회원 정보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회원번호</text:p>
          </table:table-cell>
          <table:table-cell table:style-name="ce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_ID</text:p>
          </table:table-cell>
          <table:table-cell office:value-type="string">
            <text:p>VARCHAR2(2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회원아이디</text:p>
          </table:table-cell>
          <table:table-cell table:style-name="ce2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USER_PWD</text:p>
          </table:table-cell>
          <table:table-cell office:value-type="string">
            <text:p>VARCHAR2(2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회원비밀번호</text:p>
          </table:table-cell>
          <table:table-cell table:style-name="ce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USER_NAME</text:p>
          </table:table-cell>
          <table:table-cell office:value-type="string">
            <text:p>VARCHAR2(2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닉네임</text:p>
          </table:table-cell>
          <table:table-cell table:style-name="ce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HONE</text:p>
          </table:table-cell>
          <table:table-cell office:value-type="string">
            <text:p>CHAR(11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전화번호</text:p>
          </table:table-cell>
          <table:table-cell table:style-name="ce2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MAIL</text:p>
          </table:table-cell>
          <table:table-cell office:value-type="string">
            <text:p>VARCHAR2(45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이메일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DDRESS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주소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ENROLL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회원가입일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 table:style-name="ce14"/>
          <table:table-cell table:style-name="ce14" office:value-type="string">
            <text:p>Y</text:p>
          </table:table-cell>
          <table:table-cell office:value-type="string">
            <text:p>회원탈퇴여부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ALTY_SCORE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string">
            <text:p>36.5 </text:p>
          </table:table-cell>
          <table:table-cell office:value-type="string">
            <text:p>염도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GRAD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 office:value-type="string">
            <text:p>3 </text:p>
          </table:table-cell>
          <table:table-cell office:value-type="string">
            <text:p>등급번호</text:p>
          </table:table-cell>
          <table:table-cell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10" office:value-type="string">
            <text:p>REGION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지역코드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ATTACHMENT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2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첨부파일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IL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파일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REF_Q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문의사항참조번호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REF_P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매물참조번호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REF_N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공지사항참조번호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ORIGIN_NAME</text:p>
          </table:table-cell>
          <table:table-cell office:value-type="string">
            <text:p>VARCHAR2(255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원본파일명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HANGE_NAME</text:p>
          </table:table-cell>
          <table:table-cell office:value-type="string">
            <text:p>VARCHAR2(255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수정파일명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ILE_PATH</text:p>
          </table:table-cell>
          <table:table-cell office:value-type="string">
            <text:p>VARCHAR2(10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파일경로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UPLOAD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파일업로드일자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ILE_LEVEL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style-name="ce14" table:number-columns-repeated="2"/>
          <table:table-cell office:value-type="string">
            <text:p>썸네일여부</text:p>
          </table:table-cell>
          <table:table-cell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10" office:value-type="string">
            <text:p>DELETE_STATUS</text:p>
          </table:table-cell>
          <table:table-cell table:style-name="ce10" office:value-type="string">
            <text:p>VARCHAR2(1 BYTE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9" office:value-type="string">
            <text:p>파일삭제여부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CATEGORY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3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카테고리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ATEGORY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카테고리 번호</text:p>
          </table:table-cell>
          <table:table-cell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CATEGORY_NAME</text:p>
          </table:table-cell>
          <table:table-cell table:style-name="ce10" office:value-type="string">
            <text:p>VARCHAR2(100 BYTE)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9" office:value-type="string">
            <text:p>카테고리 이름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DECLARATION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4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신고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DECLAR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신고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DECLARE_TITL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신고제목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DECLARE_CONTENT</text:p>
          </table:table-cell>
          <table:table-cell office:value-type="string">
            <text:p>VARCHAR2(20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신고내용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DECLARE_TYPE</text:p>
          </table:table-cell>
          <table:table-cell office:value-type="string">
            <text:p>VARCHAR2(2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신고유형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DECLARE_CHECK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style-name="ce15"/>
          <table:table-cell office:value-type="float" office:value="1">
            <text:p>1</text:p>
          </table:table-cell>
          <table:table-cell office:value-type="string">
            <text:p>신고상태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ECLARE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table:style-name="ce15"/>
          <table:table-cell office:value-type="string">
            <text:p>SYSDATE </text:p>
          </table:table-cell>
          <table:table-cell office:value-type="string">
            <text:p>신고일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DECLARE_REASON</text:p>
          </table:table-cell>
          <table:table-cell office:value-type="string">
            <text:p>VARCHAR2(2000 BYTE)</text:p>
          </table:table-cell>
          <table:table-cell office:value-type="string">
            <text:p>Yes</text:p>
          </table:table-cell>
          <table:table-cell table:style-name="ce15"/>
          <table:table-cell/>
          <table:table-cell office:value-type="string">
            <text:p>승인,반려사유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ECLARE_CHECK_DATE</text:p>
          </table:table-cell>
          <table:table-cell office:value-type="string">
            <text:p>DATE</text:p>
          </table:table-cell>
          <table:table-cell office:value-type="string">
            <text:p>Yes</text:p>
          </table:table-cell>
          <table:table-cell table:style-name="ce15"/>
          <table:table-cell office:value-type="string">
            <text:p>SYSDATE</text:p>
          </table:table-cell>
          <table:table-cell office:value-type="string">
            <text:p>신고승인일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REE_BOARD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 table:style-name="ce14"/>
          <table:table-cell office:value-type="string">
            <text:p>자유게시판번호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ARE_BOARD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나눔게시판번호</text:p>
          </table:table-cell>
          <table:table-cell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10" office:value-type="string">
            <text:p>USER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회원번호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FREE_BOARD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5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자유게시판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FREE_BOARD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게시판번호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작성자회원번호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OARD_TITL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게시판제목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OARD_CONTENT</text:p>
          </table:table-cell>
          <table:table-cell office:value-type="string">
            <text:p>VARCHAR2(20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게시판내용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게시판작성일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BOARD_VIEWS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string">
            <text:p>0 </text:p>
          </table:table-cell>
          <table:table-cell office:value-type="string">
            <text:p>조회수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LIKE_COUNT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string">
            <text:p>0 </text:p>
          </table:table-cell>
          <table:table-cell office:value-type="string">
            <text:p>좋아요개수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DISLIKE_COUNT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string">
            <text:p>0 </text:p>
          </table:table-cell>
          <table:table-cell office:value-type="string">
            <text:p>싫어요개수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 table:style-name="ce14"/>
          <table:table-cell table:style-name="ce14" office:value-type="string">
            <text:p>Y</text:p>
          </table:table-cell>
          <table:table-cell office:value-type="string">
            <text:p>Y/N-삭제되지않음/삭제됨</text:p>
          </table:table-cell>
          <table:table-cell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10" office:value-type="string">
            <text:p>CATEGORY</text:p>
          </table:table-cell>
          <table:table-cell table:style-name="ce10" office:value-type="string">
            <text:p>VARCHAR2(100 BYTE)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9" office:value-type="string">
            <text:p>수다, 질문, 꿀팁 .. 하드코딩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GRADE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6</text:p>
          </table:table-cell>
          <table:table-cell/>
        </table:table-row>
        <table:table-row table:style-name="ro1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1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등급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GRAD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등급번호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RADE_NAME</text:p>
          </table:table-cell>
          <table:table-cell office:value-type="string">
            <text:p>VARCHAR2(1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등급명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IN_GRADE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최소값</text:p>
          </table:table-cell>
          <table:table-cell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10" office:value-type="string">
            <text:p>MAX_GRADE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9" office:value-type="string">
            <text:p>최대값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IMG_FILE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7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이미지 파일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IL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파일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ORIGIN_NAM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원본파일명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HANGE_FILE_NAM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수정파일명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ILE_PATH</text:p>
          </table:table-cell>
          <table:table-cell office:value-type="string">
            <text:p>VARCHAR2(10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파일경로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파일업로드일자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/>
          <table:table-cell office:value-type="string">
            <text:p>N</text:p>
          </table:table-cell>
          <table:table-cell office:value-type="string">
            <text:p>파일삭제여부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FILE_LEVEL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썸네일여부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PRODUCT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매물번호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FREE_BOARD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style-name="ce14" office:value-type="string">
            <text:p>FK</text:p>
          </table:table-cell>
          <table:table-cell table:style-name="ce14"/>
          <table:table-cell office:value-type="string">
            <text:p>자유게시판번호</text:p>
          </table:table-cell>
          <table:table-cell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10" office:value-type="string">
            <text:p>SHARE_BOARD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나눔게시판번호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NOTICE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8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공지사항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NOTIC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게시글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NOTICE_TITLE</text:p>
          </table:table-cell>
          <table:table-cell office:value-type="string">
            <text:p>VARCHAR2(2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공지사항제목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NOTICE_CONTENT</text:p>
          </table:table-cell>
          <table:table-cell office:value-type="string">
            <text:p>VARCHAR2(10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공지사항내용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TE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작성일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OTICE_VIEWS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string">
            <text:p>0 </text:p>
          </table:table-cell>
          <table:table-cell office:value-type="string">
            <text:p>조회수</text:p>
          </table:table-cell>
          <table:table-cell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DELETE_STATUS</text:p>
          </table:table-cell>
          <table:table-cell table:style-name="ce10" office:value-type="string">
            <text:p>CHAR(1 BYTE)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9" office:value-type="string">
            <text:p>삭제여부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PRODUCT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9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매물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PRODUCT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매물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RODUCT_NAM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매물이름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RODUCT_STATUS</text:p>
          </table:table-cell>
          <table:table-cell office:value-type="string">
            <text:p>CHAR(1 BYTE)</text:p>
          </table:table-cell>
          <table:table-cell office:value-type="string">
            <text:p>No</text:p>
          </table:table-cell>
          <table:table-cell/>
          <table:table-cell office:value-type="string">
            <text:p>Y</text:p>
          </table:table-cell>
          <table:table-cell office:value-type="string">
            <text:p>거래완료상태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가격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table:style-name="ce15"/>
          <table:table-cell office:value-type="string">
            <text:p>SYSDATE </text:p>
          </table:table-cell>
          <table:table-cell office:value-type="string">
            <text:p>매물올린날짜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No</text:p>
          </table:table-cell>
          <table:table-cell table:style-name="ce15"/>
          <table:table-cell office:value-type="string">
            <text:p>N</text:p>
          </table:table-cell>
          <table:table-cell office:value-type="string">
            <text:p>매물삭제여부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DESCRIPTION</text:p>
          </table:table-cell>
          <table:table-cell office:value-type="string">
            <text:p>VARCHAR2(1000 BYTE)</text:p>
          </table:table-cell>
          <table:table-cell office:value-type="string">
            <text:p>No</text:p>
          </table:table-cell>
          <table:table-cell table:style-name="ce15" table:number-columns-repeated="2"/>
          <table:table-cell office:value-type="string">
            <text:p>매물설명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RODUCT_VIEWS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style-name="ce15"/>
          <table:table-cell office:value-type="float" office:value="0">
            <text:p>0</text:p>
          </table:table-cell>
          <table:table-cell office:value-type="string">
            <text:p>조회수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CATEGORY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 table:style-name="ce14"/>
          <table:table-cell office:value-type="string">
            <text:p>카테고리번호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/>
          <table:table-cell office:value-type="string">
            <text:p>지역코드</text:p>
          </table:table-cell>
          <table:table-cell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10" office:value-type="string">
            <text:p>REGION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회원번호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PROFILE_IMG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0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프로필 이미지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FIL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파일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ORIGIN_NAM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원본파일명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HANGE_NAM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수정파일명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FILE_PATH</text:p>
          </table:table-cell>
          <table:table-cell office:value-type="string">
            <text:p>VARCHAR2(10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파일경로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UPLOAD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파일업로드일자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/>
          <table:table-cell office:value-type="string">
            <text:p>N</text:p>
          </table:table-cell>
          <table:table-cell office:value-type="string">
            <text:p>파일삭제여부</text:p>
          </table:table-cell>
          <table:table-cell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USER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회원번호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QNA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1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문의사항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QNA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게시글번호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Q_CATEGORY</text:p>
          </table:table-cell>
          <table:table-cell office:value-type="string">
            <text:p>VARCHAR2(4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카테고리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Q_TITL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문의사항제목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Q_CONTENT</text:p>
          </table:table-cell>
          <table:table-cell office:value-type="string">
            <text:p>VARCHAR2(10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문의사항내용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Q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작성일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Q_WRITER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작성자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A_CONTENT</text:p>
          </table:table-cell>
          <table:table-cell office:value-type="string">
            <text:p>VARCHAR2(10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답변내용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_DATE</text:p>
          </table:table-cell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답변일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 table:style-name="ce14"/>
          <table:table-cell table:style-name="ce14" office:value-type="string">
            <text:p>N</text:p>
          </table:table-cell>
          <table:table-cell office:value-type="string">
            <text:p>문의삭제여부</text:p>
          </table:table-cell>
          <table:table-cell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10" office:value-type="string">
            <text:p>ANSWER_STATUS</text:p>
          </table:table-cell>
          <table:table-cell table:style-name="ce10" office:value-type="string">
            <text:p>CHAR(1 BYTE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9" office:value-type="string">
            <text:p>답변등록여부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REGION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2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지역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REGION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지역코드</text:p>
          </table:table-cell>
          <table:table-cell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REGION_NAME</text:p>
          </table:table-cell>
          <table:table-cell table:style-name="ce10" office:value-type="string">
            <text:p>VARCHAR2(100 BYTE)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9" office:value-type="string">
            <text:p>지역명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REPLY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3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댓글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REPLY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댓글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REE_BOARD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 office:value-type="string">
            <text:p>NULL</text:p>
          </table:table-cell>
          <table:table-cell office:value-type="string">
            <text:p>자유게시판번호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SHARE_BOARD_NO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office:value-type="string">
            <text:p>FK</text:p>
          </table:table-cell>
          <table:table-cell office:value-type="string">
            <text:p>NULL</text:p>
          </table:table-cell>
          <table:table-cell office:value-type="string">
            <text:p>나눔게시판번호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회원번호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REPLY_CONTENT</text:p>
          </table:table-cell>
          <table:table-cell office:value-type="string">
            <text:p>VARCHAR2(20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댓글내용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REATED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댓글작성일</text:p>
          </table:table-cell>
          <table:table-cell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DELETE_STATUS</text:p>
          </table:table-cell>
          <table:table-cell table:style-name="ce10" office:value-type="string">
            <text:p>CHAR(1 BYTE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Y</text:p>
          </table:table-cell>
          <table:table-cell table:style-name="ce19" office:value-type="string">
            <text:p>댓글삭제여부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SHARE_BOARD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4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나눔게시판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SHARE_BOARD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게시판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REGION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지역코드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작성자회원번호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BOARD_TITLE</text:p>
          </table:table-cell>
          <table:table-cell office:value-type="string">
            <text:p>VARCHAR2(100 BYTE)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게시판제목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BOARD_CONTENT</text:p>
          </table:table-cell>
          <table:table-cell office:value-type="string">
            <text:p>VARCHAR2(2000 BYTE)</text:p>
          </table:table-cell>
          <table:table-cell office:value-type="string">
            <text:p>No</text:p>
          </table:table-cell>
          <table:table-cell table:style-name="ce15"/>
          <table:table-cell/>
          <table:table-cell office:value-type="string">
            <text:p>게시판내용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REATED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table:style-name="ce15"/>
          <table:table-cell office:value-type="string">
            <text:p>SYSDATE </text:p>
          </table:table-cell>
          <table:table-cell office:value-type="string">
            <text:p>게시판작성일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OARD_VIEWS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table:style-name="ce15"/>
          <table:table-cell office:value-type="float" office:value="0">
            <text:p>0</text:p>
          </table:table-cell>
          <table:table-cell office:value-type="string">
            <text:p>조회수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LIKE_COUNT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table:style-name="ce15"/>
          <table:table-cell office:value-type="float" office:value="0">
            <text:p>0</text:p>
          </table:table-cell>
          <table:table-cell office:value-type="string">
            <text:p>좋아요갯수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DISLIKE_COUNT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/>
          <table:table-cell office:value-type="float" office:value="0">
            <text:p>0</text:p>
          </table:table-cell>
          <table:table-cell office:value-type="string">
            <text:p>싫어요갯수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DELETE_STATUS</text:p>
          </table:table-cell>
          <table:table-cell office:value-type="string">
            <text:p>CHAR(1 BYTE)</text:p>
          </table:table-cell>
          <table:table-cell office:value-type="string">
            <text:p>Yes</text:p>
          </table:table-cell>
          <table:table-cell/>
          <table:table-cell office:value-type="string">
            <text:p>Y</text:p>
          </table:table-cell>
          <table:table-cell office:value-type="string">
            <text:p>게시글삭제여부</text:p>
          </table:table-cell>
          <table:table-cell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10" office:value-type="string">
            <text:p>SHARE_STATUS</text:p>
          </table:table-cell>
          <table:table-cell table:style-name="ce10" office:value-type="string">
            <text:p>CHAR(1 BYTE)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9" office:value-type="string">
            <text:p>나눔완료여부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TRADE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5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거래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TRADE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거래번호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TRADE_DATE</text:p>
          </table:table-cell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거래일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TRADE_SCORE</text:p>
          </table:table-cell>
          <table:table-cell office:value-type="string">
            <text:p>NUMBER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평점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REVIEW_CONTENT</text:p>
          </table:table-cell>
          <table:table-cell office:value-type="string">
            <text:p>VARCHAR2(2000 BYTE)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후기내용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EVIEW_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/>
          <table:table-cell office:value-type="string">
            <text:p>SYSDATE </text:p>
          </table:table-cell>
          <table:table-cell office:value-type="string">
            <text:p>후기등록일</text:p>
          </table:table-cell>
          <table:table-cell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회원번호</text:p>
          </table:table-cell>
          <table:table-cell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PRODUCT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매물번호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테이블명</text:p>
          </table:table-cell>
          <table:table-cell table:style-name="ce6" office:value-type="string">
            <text:p>WISHLIST</text:p>
          </table:table-cell>
          <table:table-cell table:style-name="ce11" office:value-type="string" table:number-columns-spanned="2" table:number-rows-spanned="2">
            <text:p>Table 기술서</text:p>
          </table:table-cell>
          <table:covered-table-cell table:style-name="ce6"/>
          <table:table-cell table:style-name="ce12" office:value-type="string">
            <text:p>작성일</text:p>
          </table:table-cell>
          <table:table-cell table:style-name="ce16" office:value-type="date" office:date-value="2023-04-26">
            <text:p>2023/4/26</text:p>
          </table:table-cell>
          <table:table-cell table:style-name="ce17" office:value-type="string" table:number-columns-spanned="1" table:number-rows-spanned="2">
            <text:p>Page / 16</text:p>
          </table:table-cell>
          <table:table-cell/>
        </table:table-row>
        <table:table-row table:style-name="ro2">
          <table:table-cell/>
          <table:table-cell table:style-name="ce2" office:value-type="string">
            <text:p>System</text:p>
          </table:table-cell>
          <table:table-cell office:value-type="string">
            <text:p>소금마켓</text:p>
          </table:table-cell>
          <table:covered-table-cell table:number-columns-repeated="2"/>
          <table:table-cell table:style-name="ce13" office:value-type="string">
            <text:p>작성자</text:p>
          </table:table-cell>
          <table:table-cell office:value-type="string">
            <text:p>싹쓸조</text:p>
          </table:table-cell>
          <table:covered-table-cell/>
          <table:table-cell/>
        </table:table-row>
        <table:table-row table:style-name="ro2">
          <table:table-cell/>
          <table:table-cell table:style-name="ce2" office:value-type="string">
            <text:p>테이블설명</text:p>
          </table:table-cell>
          <table:table-cell table:style-name="ce8" office:value-type="string" table:number-columns-spanned="6" table:number-rows-spanned="1">
            <text:p>찜목록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3" office:value-type="string">
            <text:p>No.</text:p>
          </table:table-cell>
          <table:table-cell table:style-name="ce9" office:value-type="string">
            <text:p>COLUMN_NAME</text:p>
          </table:table-cell>
          <table:table-cell table:style-name="ce9" office:value-type="string">
            <text:p>DATA_TYPE</text:p>
          </table:table-cell>
          <table:table-cell table:style-name="ce9" office:value-type="string">
            <text:p>NULLABLE</text:p>
          </table:table-cell>
          <table:table-cell table:style-name="ce9" office:value-type="string">
            <text:p>KEY</text:p>
          </table:table-cell>
          <table:table-cell table:style-name="ce9" office:value-type="string">
            <text:p>DATA_DEFAULT</text:p>
          </table:table-cell>
          <table:table-cell table:style-name="ce18" office:value-type="string">
            <text:p>COMMENTS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WISHLIST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PK</text:p>
          </table:table-cell>
          <table:table-cell/>
          <table:table-cell office:value-type="string">
            <text:p>찜목록번호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USER_NO</text:p>
          </table:table-cell>
          <table:table-cell office:value-type="string">
            <text:p>NUMBER</text:p>
          </table:table-cell>
          <table:table-cell office:value-type="string">
            <text:p>No</text:p>
          </table:table-cell>
          <table:table-cell office:value-type="string">
            <text:p>FK</text:p>
          </table:table-cell>
          <table:table-cell/>
          <table:table-cell office:value-type="string">
            <text:p>회원번호</text:p>
          </table:table-cell>
          <table:table-cell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10" office:value-type="string">
            <text:p>PRODUCT_NO</text:p>
          </table:table-cell>
          <table:table-cell table:style-name="ce10" office:value-type="string">
            <text:p>NUMBER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FK</text:p>
          </table:table-cell>
          <table:table-cell table:style-name="ce10"/>
          <table:table-cell table:style-name="ce19" office:value-type="string">
            <text:p>매물번호</text:p>
          </table:table-cell>
          <table:table-cell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6">2023-04-26</text:date>, <text:time>18:12:2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6T16:58:37.59</meta:creation-date>
    <dc:date>2023-04-26T18:12:29.25</dc:date>
    <meta:editing-duration>PT10M58S</meta:editing-duration>
    <meta:editing-cycles>1</meta:editing-cycles>
    <meta:document-statistic meta:table-count="3" meta:cell-count="1000" meta:object-count="0"/>
    <meta:generator>OpenOffice/4.1.13$Win32 OpenOffice.org_project/4113m1$Build-9810</meta:generator>
  </office:meta>
</office:document-meta>
</file>